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0cc71" officeooo:paragraph-rsid="0000cc71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underline-style="none" officeooo:rsid="0000cc71" officeooo:paragraph-rsid="0000cc71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underline-style="none" officeooo:rsid="00022bc3" officeooo:paragraph-rsid="00022bc3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underline-style="none" officeooo:rsid="0003584d" officeooo:paragraph-rsid="0003584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underline-style="none" officeooo:rsid="0003e806" officeooo:paragraph-rsid="0003e806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underline-style="none" officeooo:rsid="00055b06" officeooo:paragraph-rsid="00055b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5b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gonomie des sites web</text:p>
      <text:p text:style-name="P1"/>
      <text:p text:style-name="P2">⇒ Principe web 2.0</text:p>
      <text:p text:style-name="P2"><text:tab/>-clarté</text:p>
      <text:p text:style-name="P2"><text:tab/>-luminosité</text:p>
      <text:p text:style-name="P2"><text:tab/>-Espacement</text:p>
      <text:p text:style-name="P2"><text:tab/>-<text:span text:style-name="T1">Mise en valeur des éléments critiques</text:span></text:p>
      <text:p text:style-name="P2"><text:tab/>-Simplification de tout le reste</text:p>
      <text:p text:style-name="P2"/>
      <text:p text:style-name="P2">⇒ comprendre rapidement le sujet</text:p>
      <text:p text:style-name="P2">⇒ se repérer aisément</text:p>
      <text:p text:style-name="P2">⇒ trouver facilement des info cherché</text:p>
      <text:p text:style-name="P2">⇒ manipuler naturellement le site ou l’application</text:p>
      <text:p text:style-name="P2"/>
      <text:p text:style-name="P3">⇒ Modèle AIDA</text:p>
      <text:p text:style-name="P3"><text:tab/>-communication plus efficace ⇒ vente</text:p>
      <text:p text:style-name="P3"/>
      <text:p text:style-name="P3">A= attirer l’Attention</text:p>
      <text:p text:style-name="P3">I= susciter l’Intention</text:p>
      <text:p text:style-name="P3">D= puis crée le Désir</text:p>
      <text:p text:style-name="P3">A= donc amener l’Action</text:p>
      <text:p text:style-name="P3"/>
      <text:p text:style-name="P4">⇒ UX (User eXperience)</text:p>
      <text:p text:style-name="P4"><text:tab/>-Utilisateur</text:p>
      <text:p text:style-name="P4"><text:tab/>-Design</text:p>
      <text:p text:style-name="P4"><text:tab/>-Marketing</text:p>
      <text:p text:style-name="P4"><text:tab/>⇒ confiance, ergonomie, cohérence</text:p>
      <text:p text:style-name="P4"/>
      <text:p text:style-name="P4">⇒ Amélioré l’expérience avec un produit</text:p>
      <text:p text:style-name="P4"><text:tab/>-Innovation technologie</text:p>
      <text:p text:style-name="P4">⇒ Taux de conversion généré par cette expérience</text:p>
      <text:p text:style-name="P4"><text:tab/>-se tenir au courant (Mode fugaces)</text:p>
      <text:p text:style-name="P4"/>
      <text:p text:style-name="P4">⇒ Evolution design</text:p>
      <text:p text:style-name="P4"><text:tab/>-Skeuomorphisme = réalisme utilisation intuitive</text:p>
      <text:p text:style-name="P4"/>
      <text:p text:style-name="P4"><text:tab/>- Flat design = Design minimaliste</text:p>
      <text:p text:style-name="P4"/>
      <text:p text:style-name="P4"><text:tab/><text:span text:style-name="T2">- Material design = grille animations , transition, effet de profondeur </text:span></text:p>
      <text:p text:style-name="P4"/>
      <text:p text:style-name="P4">⇒ Material design</text:p>
      <text:p text:style-name="P4"><text:tab/>-inspiration du physique (grâce aux ombre majoritairement)</text:p>
      <text:p text:style-name="P4"><text:tab/>- graphique intentionnel (typo…)</text:p>
      <text:p text:style-name="P4"><text:tab/>- mouvement donne du sens (animations…)</text:p>
      <text:p text:style-name="P4"><text:tab/>-plus coloré plus proche de la vie des utilisateur</text:p>
      <text:p text:style-name="P4"><text:tab/>-interface plus simple plus intuitive</text:p>
      <text:p text:style-name="P4"><text:tab/>-charte mobile first</text:p>
      <text:p text:style-name="P4"><text:tab/>-alléger le contenu, réduire le temps de chargement</text:p>
      <text:p text:style-name="P4"/>
      <text:p text:style-name="P4"/>
      <text:p text:style-name="P4"><text:soft-page-break/>⇒ se démarquer des concurrents</text:p>
      <text:p text:style-name="P4"><text:tab/>-vintage</text:p>
      <text:p text:style-name="P4"><text:tab/>-rétro mordern</text:p>
      <text:p text:style-name="P4"><text:tab/>-effet dessin à la main</text:p>
      <text:p text:style-name="P4"><text:tab/>-élément 3D</text:p>
      <text:p text:style-name="P4"/>
      <text:p text:style-name="P4">⇒ Impression <text:s/>de créativité</text:p>
      <text:p text:style-name="P4"/>
      <text:p text:style-name="P5">⇒ Mobile first web disign</text:p>
      <text:p text:style-name="P5"><text:tab/>- penser du plus petit au plus grand</text:p>
      <text:p text:style-name="P5"><text:tab/>-telephone au pc</text:p>
      <text:p text:style-name="P5"/>
      <text:p text:style-name="P5">⇒ One page</text:p>
      <text:p text:style-name="P5"><text:tab/>- intuitité du disign</text:p>
      <text:p text:style-name="P5"><text:tab/>-rapidité</text:p>
      <text:p text:style-name="P5"/>
      <text:p text:style-name="P5">⇒ image large</text:p>
      <text:p text:style-name="P5">⇒ vidéo et animations</text:p>
      <text:p text:style-name="P5">⇒ police plus grande</text:p>
      <text:p text:style-name="P5"/>
      <text:p text:style-name="P5">⇒ typographie</text:p>
      <text:p text:style-name="P5"><text:tab/>-élément essentiel pour l’image de la marque</text:p>
      <text:p text:style-name="P5"><text:tab/>-aisance de lecture</text:p>
      <text:p text:style-name="P5"><text:tab/>- aéré et lisible sur petit écran</text:p>
      <text:p text:style-name="P5"><text:tab/>- typo sana serif</text:p>
      <text:p text:style-name="P5"><text:tab/>-<text:span text:style-name="T3">jeu sur les tailles et les contraste</text:span></text:p>
      <text:p text:style-name="P6"/>
      <text:p text:style-name="P6">⇒ Couleurs</text:p>
      <text:p text:style-name="P6"><text:tab/>- se démarquer</text:p>
      <text:p text:style-name="P6"><text:tab/>-tendance couleur vibrante ou pastel (voir gros site)</text:p>
      <text:p text:style-name="P6"><text:tab/>- bicouleurs</text:p>
      <text:p text:style-name="P6"><text:tab/>-dégradé</text:p>
      <text:p text:style-name="P6"><text:tab/>-le sombre</text:p>
      <text:p text:style-name="P6"/>
      <text:p text:style-name="P6">⇒ simplicité</text:p>
      <text:p text:style-name="P6"><text:tab/>-navigation aisément</text:p>
      <text:p text:style-name="P6"><text:tab/>-menu élégant</text:p>
      <text:p text:style-name="P6"><text:tab/>-hiérarchie pour le regard</text:p>
      <text:p text:style-name="P6"/>
      <text:p text:style-name="P6">⇒ profondeur</text:p>
      <text:p text:style-name="P6"><text:tab/>-plein écran</text:p>
      <text:p text:style-name="P6"><text:tab/>-grille</text:p>
      <text:p text:style-name="P6"><text:tab/>-écran partager</text:p>
      <text:p text:style-name="P6"><text:tab/>-ombrage</text:p>
      <text:p text:style-name="P6"/>
      <text:p text:style-name="P6">⇒ dynamisme</text:p>
      <text:p text:style-name="P6"><text:tab/>-transparence</text:p>
      <text:p text:style-name="P6"><text:tab/>-asymétrie</text:p>
      <text:p text:style-name="P6"/>
      <text:p text:style-name="P6"/>
      <text:p text:style-name="P6"><text:soft-page-break/>⇒ Néomorphisme</text:p>
      <text:p text:style-name="P6"><text:tab/>-flat disign + skeuomorphisme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59:40.290005758</meta:creation-date>
    <meta:generator>LibreOffice/7.3.5.2$Linux_X86_64 LibreOffice_project/30$Build-2</meta:generator>
    <dc:date>2022-09-15T13:41:01.043155311</dc:date>
    <meta:editing-duration>PT14M59S</meta:editing-duration>
    <meta:editing-cycles>3</meta:editing-cycles>
    <meta:document-statistic meta:table-count="0" meta:image-count="0" meta:object-count="0" meta:page-count="3" meta:paragraph-count="79" meta:word-count="300" meta:character-count="1929" meta:non-whitespace-character-count="1656"/>
  </office:meta>
</office:document-meta>
</file>